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5cc64" officeooo:paragraph-rsid="0035cc64"/>
    </style:style>
    <style:style style:name="P2" style:family="paragraph" style:parent-style-name="Standard">
      <style:text-properties style:font-name="Linux Libertine O" officeooo:rsid="0035cc64" officeooo:paragraph-rsid="002dda6f"/>
    </style:style>
    <style:style style:name="P3" style:family="paragraph" style:parent-style-name="Standard">
      <style:text-properties style:font-name="Linux Libertine O" officeooo:rsid="0035cc64" officeooo:paragraph-rsid="003fff47"/>
    </style:style>
    <style:style style:name="P4" style:family="paragraph" style:parent-style-name="Standard">
      <style:text-properties style:font-name="Linux Libertine O" officeooo:rsid="0035cc64" officeooo:paragraph-rsid="004107b8"/>
    </style:style>
    <style:style style:name="P5" style:family="paragraph" style:parent-style-name="Standard">
      <style:text-properties style:font-name="Linux Libertine O" officeooo:rsid="0035cc64" officeooo:paragraph-rsid="0041c510"/>
    </style:style>
    <style:style style:name="P6" style:family="paragraph" style:parent-style-name="Standard">
      <style:text-properties style:font-name="Linux Libertine O" officeooo:rsid="00365ccf" officeooo:paragraph-rsid="002dda6f"/>
    </style:style>
    <style:style style:name="P7" style:family="paragraph" style:parent-style-name="Standard">
      <style:text-properties style:font-name="Linux Libertine O" officeooo:rsid="00365ccf" officeooo:paragraph-rsid="003fff47"/>
    </style:style>
    <style:style style:name="P8" style:family="paragraph" style:parent-style-name="Standard">
      <style:text-properties style:font-name="Linux Libertine O" officeooo:rsid="004107b8" officeooo:paragraph-rsid="004107b8"/>
    </style:style>
    <style:style style:name="P9" style:family="paragraph" style:parent-style-name="Standard">
      <style:text-properties style:font-name="Linux Libertine O" officeooo:rsid="0041c510" officeooo:paragraph-rsid="0041c510"/>
    </style:style>
    <style:style style:name="P10" style:family="paragraph" style:parent-style-name="Standard">
      <style:text-properties officeooo:rsid="0035cc64" officeooo:paragraph-rsid="0035cc64"/>
    </style:style>
    <style:style style:name="P11" style:family="paragraph" style:parent-style-name="Standard">
      <style:text-properties officeooo:paragraph-rsid="0041c510"/>
    </style:style>
    <style:style style:name="P12" style:family="paragraph" style:parent-style-name="Heading">
      <style:text-properties officeooo:paragraph-rsid="003fff47"/>
    </style:style>
    <style:style style:name="P13" style:family="paragraph" style:parent-style-name="Heading_20_1">
      <style:text-properties fo:color="#004586" style:font-name="Linux Libertine O" fo:font-size="18.2000007629395pt" fo:font-weight="bold" officeooo:rsid="002e3001" officeooo:paragraph-rsid="003fff47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2e3001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3465a4" style:font-name="Linux Libertine O" fo:font-size="14pt" fo:font-weight="bold" officeooo:rsid="003fff47" style:font-name-asian="Noto Sans CJK SC Regular" style:font-size-asian="14pt" style:font-weight-asian="bold" style:font-name-complex="FreeSans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2dda6f"/>
    </style:style>
    <style:style style:name="T6" style:family="text">
      <style:text-properties style:font-name="Linux Libertine O" officeooo:rsid="0035cc64"/>
    </style:style>
    <style:style style:name="T7" style:family="text">
      <style:text-properties style:font-name="Linux Libertine O" officeooo:rsid="004107b8"/>
    </style:style>
    <style:style style:name="T8" style:family="text">
      <style:text-properties style:font-name="Linux Libertine O" officeooo:rsid="0041c510"/>
    </style:style>
    <style:style style:name="T9" style:family="text">
      <style:text-properties officeooo:rsid="004107b8"/>
    </style:style>
    <style:style style:name="T10" style:family="text">
      <style:text-properties officeooo:rsid="0041c510"/>
    </style:style>
    <style:style style:name="T11" style:family="text">
      <style:text-properties officeooo:rsid="004340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Yorkshire pudding (2-3 portions; 30-50min)</text:h>
      <text:p text:style-name="P10"><text:span text:style-name="T5">F</text:span><text:span text:style-name="T4">rom </text:span><text:a xlink:type="simple" xlink:href="https://www.bbc.co.uk/food/recipes/yorkshire_pudding_69240" text:style-name="Internet_20_link" text:visited-style-name="Visited_20_Internet_20_Link"><text:span text:style-name="T4">https://www.bbc.co.uk/food/recipes/yorkshire_pudding_69240</text:span></text:a></text:p>
      <text:p text:style-name="P1"/>
      <text:p text:style-name="P12"><text:span text:style-name="T1">For </text:span><text:span text:style-name="T3">6 </text:span><text:span text:style-name="T2">individual/side puddings</text:span></text:p>
      <text:p text:style-name="P8">6-cup baking tray</text:p>
      <text:p text:style-name="P8">6 tbsp olive oil (adjust as needed)</text:p>
      <text:p text:style-name="P8"/>
      <text:p text:style-name="P2">50g plain flour</text:p>
      <text:p text:style-name="P2">2 small-medium eggs</text:p>
      <text:p text:style-name="P2">pinch of salt</text:p>
      <text:p text:style-name="P2">115ml milk</text:p>
      <text:p text:style-name="P2"/>
      <text:p text:style-name="P2"/>
      <text:p text:style-name="P4"><text:span text:style-name="T9">P</text:span>reheat the oven to <text:span text:style-name="T9">G</text:span>as 8. <text:span text:style-name="T9">Pour</text:span> 1-2mm of olive oil in the bottom of each <text:span text:style-name="T9">tray </text:span>cup <text:span text:style-name="T9">and place in the middle of the oven to heat (make sure there is enough space between shelves/oven top for the puddings to rise).</text:span></text:p>
      <text:p text:style-name="P4"/>
      <text:p text:style-name="P4"><text:span text:style-name="T9">Put all the ingredients in a jug and </text:span>mix <text:span text:style-name="T9">well</text:span> with an electric whisk <text:span text:style-name="T9">or </text:span>blender.</text:p>
      <text:p text:style-name="P2"><text:span text:style-name="T9">Carefully pour </text:span><text:span text:style-name="T10">the mixture </text:span><text:span text:style-name="T9">into the hot oil in the baking cups and </text:span>cook for 20-25min.</text:p>
      <text:p text:style-name="P6"/>
      <text:p text:style-name="P12"><text:span text:style-name="T1">For </text:span><text:span text:style-name="T3">2 large/meal puddings</text:span></text:p>
      <text:p text:style-name="P8">8 tbsp olive oil (adjust as needed)</text:p>
      <text:p text:style-name="P9">1 baking tin</text:p>
      <text:p text:style-name="P8"/>
      <text:p text:style-name="P3">100g plain flour</text:p>
      <text:p text:style-name="P3"><text:span text:style-name="T11">4</text:span> small <text:span text:style-name="T11">or 3 </text:span>medium eggs</text:p>
      <text:p text:style-name="P3">some salt</text:p>
      <text:p text:style-name="P3"><text:span text:style-name="T9">2</text:span>30ml milk</text:p>
      <text:p text:style-name="P3"/>
      <text:p text:style-name="P3"/>
      <text:p text:style-name="P5"><text:span text:style-name="T9">P</text:span>reheat the oven to <text:span text:style-name="T9">G</text:span>as 8/<text:span text:style-name="T11">215C</text:span>. <text:span text:style-name="T10">Line the tin with foil and fold a raised divider into the middle.</text:span></text:p>
      <text:p text:style-name="P11"><text:span text:style-name="T7">Pour</text:span><text:span text:style-name="T6"> 1mm of olive oil in the bottom of </text:span><text:span text:style-name="T8">the</text:span><text:span text:style-name="T6"> </text:span><text:span text:style-name="T7">tray</text:span><text:span text:style-name="T6"> </text:span><text:span text:style-name="T7">and place in the middle of the oven to heat (make sure there is enough space between shelves/oven top for the pudding to rise).</text:span></text:p>
      <text:p text:style-name="P5"/>
      <text:p text:style-name="P5"><text:span text:style-name="T9">Put all the ingredients in a </text:span><text:span text:style-name="T10">large </text:span><text:span text:style-name="T9">jug </text:span><text:span text:style-name="T10">or mixing bowl</text:span><text:span text:style-name="T9"> and </text:span>mix <text:span text:style-name="T9">well</text:span> with an electric whisk <text:span text:style-name="T9">or </text:span>blender.</text:p>
      <text:p text:style-name="P11"><text:span text:style-name="T7">Carefully pour </text:span><text:span text:style-name="T8">the mixture</text:span><text:span text:style-name="T7"> into the hot oil in the </text:span><text:span text:style-name="T8">tin</text:span><text:span text:style-name="T7"> and </text:span><text:span text:style-name="T6">cook for </text:span><text:span text:style-name="T8">35-40</text:span><text:span text:style-name="T6">min.</text:span></text:p>
      <text:p text:style-name="P3"/>
      <text:p text:style-name="P3"><text:span text:style-name="T10">G</text:span>ood filled with cottage pie mixture or sausage &amp; mash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2-08-20T22:57:15.544345451</dc:date>
    <meta:editing-duration>PT1H32M48S</meta:editing-duration>
    <meta:editing-cycles>39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232" meta:character-count="1255" meta:non-whitespace-character-count="1047"/>
  </office:meta>
</office:document-meta>
</file>